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r7" style:family="presentation" style:parent-style-name="Alizarin-title">
      <style:graphic-properties fo:min-height="2.001cm"/>
      <style:paragraph-properties style:writing-mode="lr-tb"/>
    </style:style>
    <style:style style:name="pr8" style:family="presentation" style:parent-style-name="Alizarin-outline1">
      <style:graphic-properties fo:min-height="9.751cm"/>
      <style:paragraph-properties style:writing-mode="lr-tb"/>
    </style:style>
    <style:style style:name="pr9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 style:text-autospace="ideograph-alpha" style:punctuation-wrap="hanging" style:writing-mode="lr-tb">
        <style:tab-stops/>
      </style:paragraph-properties>
    </style:style>
    <style:style style:name="T1" style:family="text">
      <style:text-properties fo:font-size="16.5pt" style:font-size-asian="16.5pt" style:font-size-complex="16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 presentation:user-transformed="true">
          <draw:text-box>
            <text:p text:style-name="P1">Pkgtester: Testen von ebuilds mit virtuellen Maschinen</text:p>
          </draw:text-box>
        </draw:frame>
        <draw:frame presentation:style-name="pr2" draw:text-style-name="P2" draw:layer="layout" svg:width="25cm" svg:height="5.25cm" svg:x="1.5cm" svg:y="8.75cm" presentation:class="subtitle">
          <draw:text-box>
            <text:p text:style-name="P1"><text:span text:style-name="T1">Gentoo Workshop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Martin Dummer</text:span></text:p>
          </draw:text-box>
        </draw:frame>
        <presentation:notes draw:style-name="dp2">
          <draw:page-thumbnail draw:style-name="gr1" draw:layer="layout" svg:width="14.75cm" svg:height="11.25cm" svg:x="3cm" svg:y="2.25cm" draw:page-number="1" presentation:class="page"/>
          <draw:frame presentation:style-name="pr3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4">Pkgtester: Testen von ebuilds mit virtuellen Maschinen</text:p>
          </draw:text-box>
        </draw:frame>
        <draw:frame presentation:style-name="pr5" draw:text-style-name="P1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text:style-name="P1">Warum überhaupt?</text:p>
              </text:list-item>
            </text:list>
            <text:list text:style-name="L1">
              <text:list-item>
                <text:list>
                  <text:list-item>
                    <text:p text:style-name="P1">Mein neues ebuild compiliert auf meinem Rechner – aber funktioniert das auch auf einer anderen Architektur? Amd64 vs. i686</text:p>
                  </text:list-item>
                  <text:list-item>
                    <text:p text:style-name="P1">Anderes Init-System? Systemd vs. Openrc</text:p>
                  </text:list-item>
                  <text:list-item>
                    <text:p text:style-name="P1">Andere libraries wie musl-libc?</text:p>
                  </text:list-item>
                  <text:list-item>
                    <text:p text:style-name="P1">Sind die dependencies sauber, alles notwendige dabei? Use-Flags der dependencies passen?</text:p>
                  </text:list-item>
                  <text:list-item>
                    <text:p text:style-name="P1">Funktioniert das Programm auch nach einer Erst-Installation? Logs, configs, tmp-directories und deren Berechtigungen oka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75cm" svg:height="11.25cm" svg:x="3cm" svg:y="2.25cm" draw:page-number="2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 text:style-name="P4">Pkgtester: Testen von ebuilds mit virtuellen Maschinen</text:p>
          </draw:text-box>
        </draw:frame>
        <draw:frame presentation:style-name="pr8" draw:text-style-name="P1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>Wie könnte man ebuilds in abgeschlossenen Umgebungen testen?</text:p>
                <text:list>
                  <text:list-item>
                    <text:p>- chroot-umgebung</text:p>
                  </text:list-item>
                  <text:list-item>
                    <text:p>- docker-container</text:p>
                  </text:list-item>
                  <text:list-item>
                    <text:p>- LXC</text:p>
                  </text:list-item>
                  <text:list-item>
                    <text:p>- extra Computer</text:p>
                  </text:list-item>
                  <text:list-item>
                    <text:p>- in (voll-virtualisierten) virtuellen Maschinen</text:p>
                    <text:list>
                      <text:list-item>
                        <text:p>- qemu + libvirt + virt-manag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 presentation:user-transformed="true">
          <draw:text-box>
            <text:p text:style-name="P4">Pkgtester: Testen von ebuilds mit virtuellen Maschinen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3">
              <text:list-item>
                <text:p>Virtuelle Maschine zum testen – Vorteile</text:p>
                <text:list>
                  <text:list-item>
                    <text:p>- kann vom Minimal-System aus beginnen</text:p>
                  </text:list-item>
                  <text:list-item>
                    <text:p>- mit Hilfe von VM Snapshots lassen sich tests leicht mit identischen Startbedingungen wiederholen</text:p>
                  </text:list-item>
                  <text:list-item>
                    <text:p>- kann je nach VM Technologie auch andere CPU Architektur emulieren (arm/aarch64)</text:p>
                  </text:list-item>
                  <text:list-item>
                    <text:p/>
                  </text:list-item>
                </text:list>
              </text:list-item>
              <text:list-item>
                <text:p>Nachteile:</text:p>
                <text:list>
                  <text:list-item>
                    <text:p>- relativ hoher Ressourcenbedarf, insbesondere HDD/SSD Platz</text:p>
                  </text:list-item>
                  <text:list-item>
                    <text:p>- keine native CPU-Performance</text:p>
                  </text:list-item>
                  <text:list-item>
                    <text:p>- Tests nativer Hardwarefunktionen nur teilweise möglich<text:line-break/> <text:s/>(z.B. USB Devices ja, Nvidia Grafikkarte nei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 presentation:user-transformed="true">
          <draw:text-box>
            <text:p text:style-name="P4">Pkgtester: Testen von ebuilds mit virtuellen Maschinen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3">
              <text:list-item>
                <text:p text:style-name="P1">Wie erstelle ich effizient eine aktuelle Gentoo VM?</text:p>
              </text:list-item>
            </text:list>
            <text:list text:style-name="L4">
              <text:list-item>
                <text:list>
                  <text:list-item>
                    <text:p text:style-name="P1">Download eines aktuellen Stage3-Archiv</text:p>
                  </text:list-item>
                  <text:list-item>
                    <text:p text:style-name="P1">Virtuelles Disk-Image (qcow2) mit Filesystem erstellen, <text:s/>mounten, das Stage3-Archiv darin auspacken, portage-tree kopieren</text:p>
                  </text:list-item>
                  <text:list-item>
                    <text:p text:style-name="P1">Als chroot-Umgebung vorbereiten und hineinspringen</text:p>
                  </text:list-item>
                  <text:list-item>
                    <text:p text:style-name="P1">Innerhalb chroot: make.conf, package.use füllen, emerge grub gentoo-kernel-bin</text:p>
                  </text:list-item>
                  <text:list-item>
                    <text:p text:style-name="P1">VM-Hülle Disk-Image-Name anpassen, starten</text:p>
                  </text:list-item>
                  <text:list-item>
                    <text:p text:style-name="P1">Innerhalb VM: systemd konfigurieren</text:p>
                  </text:list-item>
                  <text:list-item>
                    <text:p text:style-name="P1">VM Snapshot erstell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 presentation:user-transformed="true">
          <draw:text-box>
            <text:p text:style-name="P4">Pkgtester: Testen von ebuilds mit virtuellen Maschinen</text:p>
          </draw:text-box>
        </draw:frame>
        <draw:frame presentation:style-name="pr8" draw:text-style-name="P1" draw:layer="layout" svg:width="25.5cm" svg:height="9.75cm" svg:x="0.5cm" svg:y="3.75cm" presentation:class="outline" presentation:user-transformed="true">
          <draw:text-box>
            <text:list text:style-name="L3">
              <text:list-item>
                <text:p text:style-name="P1">„Ausstattung“ der VM:</text:p>
              </text:list-item>
            </text:list>
            <text:list text:style-name="L5">
              <text:list-item>
                <text:list>
                  <text:list-item>
                    <text:p text:style-name="P1">Distfiles, binpkgs und Arbeitsverzeichnis /root/work über nfs vom VM Host</text:p>
                  </text:list-item>
                  <text:list-item>
                    <text:p text:style-name="P1">Installierte Pakete sind absolut minimal, um Abhängigkeiten möglichst vollständig zu ermitteln</text:p>
                  </text:list-item>
                  <text:list-item>
                    <text:p text:style-name="P1"/>
                  </text:list-item>
                  <text:list-item>
                    <text:p text:style-name="P1">Vorführung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 presentation:placeholder="true">
          <draw:text-box/>
        </draw:frame>
        <draw:frame presentation:style-name="pr8" draw:text-style-name="P1" draw:layer="layout" svg:width="25.5cm" svg:height="9.75cm" svg:x="1cm" svg:y="3.7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Foliennumm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Foliennumm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14T22:09:35.486225749</meta:creation-date>
    <meta:editing-duration>PT10H12M23S</meta:editing-duration>
    <meta:editing-cycles>11</meta:editing-cycles>
    <meta:generator>LibreOffice/7.1.3.2$Linux_X86_64 LibreOffice_project/10$Build-2</meta:generator>
    <dc:title>Alizarin</dc:title>
    <dc:date>2021-09-18T21:23:38.479797491</dc:date>
    <meta:document-statistic meta:object-count="66"/>
  </office:meta>
</office:document-meta>
</file>